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" style:parent-style-name="PréformatéHTML" style:family="paragraph">
      <style:text-properties fo:language="en" fo:country="GB"/>
    </style:style>
    <style:style style:name="P5" style:parent-style-name="PréformatéHTML" style:family="paragraph">
      <style:text-properties fo:language="en" fo:country="GB"/>
    </style:style>
    <style:style style:name="P6" style:parent-style-name="PréformatéHTML" style:family="paragraph">
      <style:text-properties fo:language="en" fo:country="GB"/>
    </style:style>
    <style:style style:name="P7" style:parent-style-name="PréformatéHTML" style:family="paragraph">
      <style:text-properties fo:language="it" fo:country="IT"/>
    </style:style>
    <style:style style:name="P8" style:parent-style-name="PréformatéHTML" style:family="paragraph">
      <style:text-properties fo:language="it" fo:country="IT"/>
    </style:style>
    <style:style style:name="P9" style:parent-style-name="PréformatéHTML" style:family="paragraph">
      <style:text-properties fo:language="it" fo:country="IT"/>
    </style:style>
    <style:style style:name="P10" style:parent-style-name="PréformatéHTML" style:family="paragraph">
      <style:text-properties fo:language="en" fo:country="GB"/>
    </style:style>
    <style:style style:name="P11" style:parent-style-name="PréformatéHTML" style:family="paragraph">
      <style:text-properties fo:language="en" fo:country="GB"/>
    </style:style>
    <style:style style:name="P12" style:parent-style-name="PréformatéHTML" style:family="paragraph">
      <style:text-properties fo:language="en" fo:country="GB"/>
    </style:style>
    <style:style style:name="P13" style:parent-style-name="PréformatéHTML" style:family="paragraph">
      <style:text-properties fo:language="en" fo:country="GB"/>
    </style:style>
    <style:style style:name="P14" style:parent-style-name="PréformatéHTML" style:family="paragraph">
      <style:text-properties fo:language="en" fo:country="GB"/>
    </style:style>
    <style:style style:name="P15" style:parent-style-name="PréformatéHTML" style:family="paragraph">
      <style:text-properties fo:language="en" fo:country="GB"/>
    </style:style>
    <style:style style:name="P16" style:parent-style-name="PréformatéHTML" style:family="paragraph">
      <style:text-properties fo:language="en" fo:country="GB"/>
    </style:style>
    <style:style style:name="P17" style:parent-style-name="PréformatéHTML" style:family="paragraph">
      <style:text-properties fo:language="en" fo:country="GB"/>
    </style:style>
    <style:style style:name="P18" style:parent-style-name="PréformatéHTML" style:family="paragraph">
      <style:text-properties fo:language="en" fo:country="GB"/>
    </style:style>
    <style:style style:name="P19" style:parent-style-name="PréformatéHTML" style:family="paragraph">
      <style:text-properties fo:language="en" fo:country="GB"/>
    </style:style>
    <style:style style:name="P20" style:parent-style-name="PréformatéHTML" style:family="paragraph">
      <style:text-properties fo:language="en" fo:country="GB"/>
    </style:style>
    <style:style style:name="P21" style:parent-style-name="PréformatéHTML" style:family="paragraph">
      <style:text-properties fo:language="de" fo:country="DE"/>
    </style:style>
    <style:style style:name="P22" style:parent-style-name="PréformatéHTML" style:family="paragraph">
      <style:text-properties fo:language="de" fo:country="DE"/>
    </style:style>
    <style:style style:name="P23" style:parent-style-name="PréformatéHTML" style:family="paragraph">
      <style:text-properties fo:language="de" fo:country="DE"/>
    </style:style>
    <style:style style:name="P24" style:parent-style-name="PréformatéHTML" style:family="paragraph">
      <style:text-properties fo:language="de" fo:country="DE"/>
    </style:style>
    <style:style style:name="P25" style:parent-style-name="PréformatéHTML" style:family="paragraph">
      <style:text-properties fo:language="en" fo:country="GB"/>
    </style:style>
    <style:style style:name="P26" style:parent-style-name="PréformatéHTML" style:family="paragraph">
      <style:text-properties fo:language="en" fo:country="GB"/>
    </style:style>
    <style:style style:name="P27" style:parent-style-name="PréformatéHTML" style:family="paragraph">
      <style:text-properties fo:language="en" fo:country="GB"/>
    </style:style>
    <style:style style:name="P28" style:parent-style-name="PréformatéHTML" style:family="paragraph">
      <style:text-properties fo:language="en" fo:country="GB"/>
    </style:style>
    <style:style style:name="P29" style:parent-style-name="PréformatéHTML" style:family="paragraph">
      <style:text-properties fo:language="en" fo:country="GB"/>
    </style:style>
    <style:style style:name="P30" style:parent-style-name="PréformatéHTML" style:family="paragraph">
      <style:text-properties fo:language="en" fo:country="GB"/>
    </style:style>
    <style:style style:name="P31" style:parent-style-name="PréformatéHTML" style:family="paragraph">
      <style:text-properties fo:language="en" fo:country="GB"/>
    </style:style>
    <style:style style:name="P32" style:parent-style-name="PréformatéHTML" style:family="paragraph">
      <style:text-properties fo:language="en" fo:country="GB"/>
    </style:style>
    <style:style style:name="P33" style:parent-style-name="PréformatéHTML" style:family="paragraph">
      <style:text-properties fo:language="it" fo:country="IT"/>
    </style:style>
    <style:style style:name="P34" style:parent-style-name="PréformatéHTML" style:family="paragraph">
      <style:text-properties fo:language="it" fo:country="IT"/>
    </style:style>
    <style:style style:name="P35" style:parent-style-name="PréformatéHTML" style:family="paragraph">
      <style:text-properties fo:language="it" fo:country="IT"/>
    </style:style>
    <style:style style:name="P36" style:parent-style-name="PréformatéHTML" style:family="paragraph">
      <style:text-properties fo:language="en" fo:country="GB"/>
    </style:style>
    <style:style style:name="P37" style:parent-style-name="PréformatéHTML" style:family="paragraph">
      <style:text-properties fo:language="en" fo:country="GB"/>
    </style:style>
    <style:style style:name="P38" style:parent-style-name="PréformatéHTML" style:family="paragraph">
      <style:text-properties fo:language="en" fo:country="GB"/>
    </style:style>
    <style:style style:name="P39" style:parent-style-name="PréformatéHTML" style:family="paragraph">
      <style:text-properties fo:language="en" fo:country="GB"/>
    </style:style>
    <style:style style:name="P40" style:parent-style-name="PréformatéHTML" style:family="paragraph">
      <style:text-properties fo:language="en" fo:country="GB"/>
    </style:style>
    <style:style style:name="P41" style:parent-style-name="PréformatéHTML" style:family="paragraph">
      <style:text-properties fo:language="en" fo:country="GB"/>
    </style:style>
    <style:style style:name="P42" style:parent-style-name="PréformatéHTML" style:family="paragraph">
      <style:text-properties fo:language="en" fo:country="GB"/>
    </style:style>
    <style:style style:name="P43" style:parent-style-name="PréformatéHTML" style:family="paragraph">
      <style:text-properties fo:language="en" fo:country="GB"/>
    </style:style>
    <style:style style:name="P44" style:parent-style-name="PréformatéHTML" style:family="paragraph">
      <style:text-properties fo:language="en" fo:country="GB"/>
    </style:style>
    <style:style style:name="P45" style:parent-style-name="PréformatéHTML" style:family="paragraph">
      <style:text-properties fo:language="it" fo:country="IT"/>
    </style:style>
    <style:style style:name="P46" style:parent-style-name="PréformatéHTML" style:family="paragraph">
      <style:text-properties fo:language="it" fo:country="IT"/>
    </style:style>
    <style:style style:name="P47" style:parent-style-name="PréformatéHTML" style:family="paragraph">
      <style:text-properties fo:language="it" fo:country="IT"/>
    </style:style>
    <style:style style:name="P48" style:parent-style-name="PréformatéHTML" style:family="paragraph">
      <style:text-properties fo:language="it" fo:country="IT"/>
    </style:style>
    <style:style style:name="P49" style:parent-style-name="PréformatéHTML" style:family="paragraph">
      <style:text-properties fo:language="it" fo:country="IT"/>
    </style:style>
    <style:style style:name="P50" style:parent-style-name="PréformatéHTML" style:family="paragraph">
      <style:text-properties fo:language="it" fo:country="IT"/>
    </style:style>
    <style:style style:name="P51" style:parent-style-name="PréformatéHTML" style:family="paragraph">
      <style:text-properties fo:language="it" fo:country="IT"/>
    </style:style>
    <style:style style:name="P52" style:parent-style-name="PréformatéHTML" style:family="paragraph">
      <style:text-properties fo:language="en" fo:country="GB"/>
    </style:style>
    <style:style style:name="P53" style:parent-style-name="PréformatéHTML" style:family="paragraph">
      <style:text-properties fo:language="en" fo:country="GB"/>
    </style:style>
    <style:style style:name="P54" style:parent-style-name="PréformatéHTML" style:family="paragraph">
      <style:text-properties fo:language="en" fo:country="GB"/>
    </style:style>
    <style:style style:name="P55" style:parent-style-name="PréformatéHTML" style:family="paragraph">
      <style:text-properties fo:language="en" fo:country="GB"/>
    </style:style>
    <style:style style:name="P56" style:parent-style-name="PréformatéHTML" style:family="paragraph">
      <style:text-properties fo:language="en" fo:country="GB"/>
    </style:style>
    <style:style style:name="P57" style:parent-style-name="PréformatéHTML" style:family="paragraph">
      <style:text-properties fo:language="en" fo:country="GB"/>
    </style:style>
    <style:style style:name="P58" style:parent-style-name="PréformatéHTML" style:family="paragraph">
      <style:text-properties fo:language="en" fo:country="GB"/>
    </style:style>
    <style:style style:name="P59" style:parent-style-name="PréformatéHTML" style:family="paragraph">
      <style:text-properties fo:language="en" fo:country="GB"/>
    </style:style>
    <style:style style:name="P60" style:parent-style-name="PréformatéHTML" style:family="paragraph">
      <style:text-properties fo:language="en" fo:country="GB"/>
    </style:style>
    <style:style style:name="P61" style:parent-style-name="PréformatéHTML" style:family="paragraph">
      <style:text-properties fo:language="en" fo:country="GB"/>
    </style:style>
    <style:style style:name="P62" style:parent-style-name="PréformatéHTML" style:family="paragraph">
      <style:text-properties fo:language="en" fo:country="GB"/>
    </style:style>
    <style:style style:name="P63" style:parent-style-name="PréformatéHTML" style:family="paragraph">
      <style:text-properties fo:language="en" fo:country="GB"/>
    </style:style>
    <style:style style:name="P64" style:parent-style-name="PréformatéHTML" style:family="paragraph">
      <style:text-properties fo:language="it" fo:country="IT"/>
    </style:style>
    <style:style style:name="P65" style:parent-style-name="PréformatéHTML" style:family="paragraph">
      <style:text-properties fo:language="it" fo:country="IT"/>
    </style:style>
    <style:style style:name="P66" style:parent-style-name="PréformatéHTML" style:family="paragraph">
      <style:text-properties fo:language="it" fo:country="IT"/>
    </style:style>
    <style:style style:name="P67" style:parent-style-name="PréformatéHTML" style:family="paragraph">
      <style:text-properties fo:language="en" fo:country="GB"/>
    </style:style>
    <style:style style:name="P68" style:parent-style-name="PréformatéHTML" style:family="paragraph">
      <style:text-properties fo:language="en" fo:country="GB"/>
    </style:style>
    <style:style style:name="P69" style:parent-style-name="PréformatéHTML" style:family="paragraph">
      <style:text-properties fo:language="en" fo:country="GB"/>
    </style:style>
    <style:style style:name="P70" style:parent-style-name="PréformatéHTML" style:family="paragraph">
      <style:text-properties fo:language="en" fo:country="GB"/>
    </style:style>
    <style:style style:name="P71" style:parent-style-name="PréformatéHTML" style:family="paragraph">
      <style:text-properties fo:language="en" fo:country="GB"/>
    </style:style>
    <style:style style:name="P72" style:parent-style-name="PréformatéHTML" style:family="paragraph">
      <style:text-properties fo:language="en" fo:country="GB"/>
    </style:style>
    <style:style style:name="P73" style:parent-style-name="PréformatéHTML" style:family="paragraph">
      <style:text-properties fo:language="en" fo:country="GB"/>
    </style:style>
    <style:style style:name="P74" style:parent-style-name="PréformatéHTML" style:family="paragraph">
      <style:text-properties fo:language="en" fo:country="GB"/>
    </style:style>
    <style:style style:name="P75" style:parent-style-name="PréformatéHTML" style:family="paragraph">
      <style:text-properties fo:language="en" fo:country="GB"/>
    </style:style>
    <style:style style:name="P76" style:parent-style-name="PréformatéHTML" style:family="paragraph">
      <style:text-properties fo:language="en" fo:country="GB"/>
    </style:style>
    <style:style style:name="P77" style:parent-style-name="PréformatéHTML" style:family="paragraph">
      <style:text-properties fo:language="en" fo:country="GB"/>
    </style:style>
    <style:style style:name="P78" style:parent-style-name="PréformatéHTML" style:family="paragraph">
      <style:text-properties fo:language="en" fo:country="GB"/>
    </style:style>
    <style:style style:name="P79" style:parent-style-name="PréformatéHTML" style:family="paragraph">
      <style:text-properties fo:language="it" fo:country="IT"/>
    </style:style>
    <style:style style:name="P80" style:parent-style-name="PréformatéHTML" style:family="paragraph">
      <style:text-properties fo:language="it" fo:country="IT"/>
    </style:style>
    <style:style style:name="P81" style:parent-style-name="PréformatéHTML" style:family="paragraph">
      <style:text-properties fo:language="it" fo:country="IT"/>
    </style:style>
    <style:style style:name="P82" style:parent-style-name="Normal" style:family="paragraph">
      <style:text-properties fo:language="it" fo:country="IT"/>
    </style:style>
  </office:automatic-styles>
  <office:body>
    <office:text text:use-soft-page-breaks="true">
      <text:p text:style-name="P1">=========================================================</text:p>
      <text:p text:style-name="P2">BEER</text:p>
      <text:p text:style-name="P3">Coef/err : 0.7552016440506112</text:p>
      <text:p text:style-name="P4">=========================================================</text:p>
      <text:p text:style-name="P5">CANDY</text:p>
      <text:p text:style-name="P6">Coef : 0.05278570978580488</text:p>
      <text:p text:style-name="P7">Coef/err : 2.7904504868534583</text:p>
      <text:p text:style-name="P8">CI_up : 0.015422400221018817</text:p>
      <text:p text:style-name="P9">CI_down : 0.09152383332094449</text:p>
      <text:p text:style-name="P10">=========================================================</text:p>
      <text:p text:style-name="P11">CONDIMENTS, GRAVIES, AND SAUCES</text:p>
      <text:p text:style-name="P12">Coef/err : 1.6310676104122643</text:p>
      <text:p text:style-name="P13">=========================================================</text:p>
      <text:p text:style-name="P14">COOKIES</text:p>
      <text:p text:style-name="P15">Coef/err : 0.5287888999047936</text:p>
      <text:p text:style-name="P16">=========================================================</text:p>
      <text:p text:style-name="P17">COT CHEESE, SOUR CREAM, TOPPINGS</text:p>
      <text:p text:style-name="P18">Coef/err : 1.750886341347067</text:p>
      <text:p text:style-name="P19">=========================================================</text:p>
      <text:p text:style-name="P20">COUGH AND COLD REMEDIES</text:p>
      <text:p text:style-name="P21">Coef/err : 0.5821957750207436</text:p>
      <text:p text:style-name="P22">=========================================================</text:p>
      <text:p text:style-name="P23">DEODORANT</text:p>
      <text:p text:style-name="P24">Coef/err : 1.9316996861212352</text:p>
      <text:p text:style-name="PréformatéHTML">=========================================================</text:p>
      <text:p text:style-name="PréformatéHTML">DESSERTS, GELATINS, SYRUP</text:p>
      <text:p text:style-name="PréformatéHTML">Coef : -0.0516876275873599</text:p>
      <text:p text:style-name="PréformatéHTML">Coef/err : 2.650895618780264</text:p>
      <text:p text:style-name="PréformatéHTML">CI_up : -0.08818916633892315</text:p>
      <text:p text:style-name="P25">CI_down : -0.01372486214047186</text:p>
      <text:p text:style-name="P26">=========================================================</text:p>
      <text:p text:style-name="P27">DESSERTS/FRUITS/TOPPINGS-FROZEN</text:p>
      <text:p text:style-name="P28">Coef/err : 1.5077908626437577</text:p>
      <text:p text:style-name="P29">remaining_c_county_list len : 0</text:p>
      <text:p text:style-name="P30">=========================================================</text:p>
      <text:p text:style-name="P31">DRESSINGS/SALADS/PREP FOODS-DELI</text:p>
      <text:p text:style-name="P32">Coef : -0.03587667406034101</text:p>
      <text:p text:style-name="P33">Coef/err : 2.2749778304555033</text:p>
      <text:p text:style-name="P34">CI_up : -0.0657551904565351</text:p>
      <text:p text:style-name="P35">CI_down : -0.0050425989787591385</text:p>
      <text:p text:style-name="P36">remaining_c_county_list len : 0</text:p>
      <text:p text:style-name="P37">=========================================================</text:p>
      <text:p text:style-name="P38">ICE CREAM, NOVELTIES</text:p>
      <text:p text:style-name="P39">Coef/err : 0.6677670222164568</text:p>
      <text:p text:style-name="P40">=========================================================</text:p>
      <text:p text:style-name="P41">JAMS, JELLIES, SPREADS</text:p>
      <text:p text:style-name="P42">Coef/err : 0.5477550253493335</text:p>
      <text:p text:style-name="P43">=========================================================</text:p>
      <text:p text:style-name="P44">JUICE, DRINKS - CANNED, BOTTLED</text:p>
      <text:p text:style-name="P45">Coef : -0.030360422234693485</text:p>
      <text:p text:style-name="P46">Coef/err : 2.1770387863747573</text:p>
      <text:p text:style-name="P47">CI_up : -0.05690770280983448</text:p>
      <text:p text:style-name="P48">CI_down : -0.003065857318417353</text:p>
      <text:p text:style-name="P49">=========================================================</text:p>
      <text:p text:style-name="P50">MILK</text:p>
      <text:p text:style-name="P51">Coef/err : 1.5487632842744694</text:p>
      <text:p text:style-name="P52">=========================================================</text:p>
      <text:p text:style-name="P53">PAPER PRODUCTS</text:p>
      <text:p text:style-name="P54">Coef/err : 1.270157847559075</text:p>
      <text:p text:style-name="P55">=========================================================</text:p>
      <text:p text:style-name="P56">PREPARED FOOD-DRY MIXES</text:p>
      <text:soft-page-break/>
      <text:p text:style-name="P57">Coef/err : 0.396365176253339</text:p>
      <text:p text:style-name="P58">=========================================================</text:p>
      <text:p text:style-name="P59">PREPARED FOOD-READY-TO-SERVE</text:p>
      <text:p text:style-name="P60">Coef/err : 0.01708831563994133</text:p>
      <text:p text:style-name="P61">=========================================================</text:p>
      <text:p text:style-name="P62">SEAFOOD - CANNED</text:p>
      <text:p text:style-name="P63">Coef : 0.07200166214251325</text:p>
      <text:p text:style-name="P64">Coef/err : 2.572247417831748</text:p>
      <text:p text:style-name="P65">CI_up : 0.01664818435607085</text:p>
      <text:p text:style-name="P66">CI_down : 0.13036897259024594</text:p>
      <text:p text:style-name="P67">=========================================================</text:p>
      <text:p text:style-name="P68">SNACKS</text:p>
      <text:p text:style-name="P69">Coef : -0.030408261400271086</text:p>
      <text:p text:style-name="P70">Coef/err : 2.4082608446145346</text:p>
      <text:p text:style-name="P71">CI_up : -0.054474271367610405</text:p>
      <text:p text:style-name="P72">CI_down : -0.005729710897852236</text:p>
      <text:p text:style-name="P73">=========================================================</text:p>
      <text:p text:style-name="P74">UNPREP MEAT/POULTRY/SEAFOOD-FRZN</text:p>
      <text:p text:style-name="P75">Coef/err : 0.7852089393051265</text:p>
      <text:p text:style-name="P76">=========================================================</text:p>
      <text:p text:style-name="P77">VEGETABLES - CANNED</text:p>
      <text:p text:style-name="P78">Coef : 0.0404150774767289</text:p>
      <text:p text:style-name="P79">Coef/err : 2.6708219121494463</text:p>
      <text:p text:style-name="P80">CI_up : 0.010596009208948987</text:p>
      <text:p text:style-name="P81">CI_down : 0.07111399963692078</text:p>
      <text:p text:style-name="PréformatéHTML">=========================================================</text:p>
      <text:p text:style-name="PréformatéHTML">VEGETABLES-FROZEN</text:p>
      <text:p text:style-name="PréformatéHTML">Coef/err : 1.7975908167528762</text:p>
      <text:p text:style-name="PréformatéHTML">=========================================================</text:p>
      <text:p text:style-name="PréformatéHTML">WRAPPING MATERIALS AND BAGS</text:p>
      <text:p text:style-name="PréformatéHTML">Coef/err : 0.4060646479675559</text:p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ès Narduzzi--Minatchy</meta:initial-creator>
    <dc:creator>Inès Narduzzi--Minatchy</dc:creator>
    <meta:creation-date>2022-11-09T11:26:00Z</meta:creation-date>
    <dc:date>2022-11-09T12:03:00Z</dc:date>
    <meta:template xlink:href="Normal" xlink:type="simple"/>
    <meta:editing-cycles>2</meta:editing-cycles>
    <meta:editing-duration>PT0S</meta:editing-duration>
    <meta:document-statistic meta:page-count="2" meta:paragraph-count="6" meta:word-count="489" meta:character-count="3173" meta:row-count="22" meta:non-whitespace-character-count="2690"/>
  </office:meta>
</office:document-meta>
</file>